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cripts/python/csv_opener.py" manifest:media-type=""/>
  <manifest:file-entry manifest:full-path="Scripts/python/py4lo_dialogs.py" manifest:media-type=""/>
  <manifest:file-entry manifest:full-path="Scripts/python/py4lo_helper.py" manifest:media-type=""/>
  <manifest:file-entry manifest:full-path="Scripts/python/py4lo_typing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3.7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Tex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ame0" form:control-implementation="ooo:com.sun.star.form.component.CommandButton" xml:id="control1" form:id="control1" form:label="Let's go !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jferard/prog/python/py4lo/examples/data_pilot/data_pilot.ods/content.xml"/>
              </form:properties>
              <office:event-listeners>
                <script:event-listener script:language="ooo:script" script:event-name="form:performaction" xlink:href="vnd.sun.star.script:data_pilot.py$data_pilot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8cm" svg:height="1cm" svg:x="18.143cm" svg:y="0.907cm" draw:control="control1"/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Value</text:p>
          </table:table-cell>
          <table:table-cell/>
          <table:table-cell office:value-type="string" calcext:value-type="string">
            <text:p>Data sample is taken from : <text:a xlink:href="https://ask.libreoffice.org/t/how-to-group-by-month-and-year-with-subtotals-in-pivot-table/87602" xlink:type="simple">https://ask.libreoffice.org/t/how-to-group-by-month-and-year-with-subtotals-in-pivot-table/87602</text:a></text:p>
          </table:table-cell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196.37" calcext:value-type="float">
            <text:p>-196,37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86.9299999999999" calcext:value-type="float">
            <text:p>86,93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419.7" calcext:value-type="float">
            <text:p>-419,70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73.12" calcext:value-type="float">
            <text:p>73,12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98.9500000000001" calcext:value-type="float">
            <text:p>98,95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369.31" calcext:value-type="float">
            <text:p>369,31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460.52" calcext:value-type="float">
            <text:p>460,52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9.57999999999998" calcext:value-type="float">
            <text:p>9,58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149.04" calcext:value-type="float">
            <text:p>-149,04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477.08" calcext:value-type="float">
            <text:p>-477,08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472.76" calcext:value-type="float">
            <text:p>-472,76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351.29" calcext:value-type="float">
            <text:p>-351,29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470.84" calcext:value-type="float">
            <text:p>470,84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120.11" calcext:value-type="float">
            <text:p>120,11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182.65" calcext:value-type="float">
            <text:p>-182,65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174.69" calcext:value-type="float">
            <text:p>-174,69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418.06" calcext:value-type="float">
            <text:p>418,06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95.77" calcext:value-type="float">
            <text:p>95,77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136.99" calcext:value-type="float">
            <text:p>136,99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491.04" calcext:value-type="float">
            <text:p>-491,04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142.65" calcext:value-type="float">
            <text:p>142,65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338.64" calcext:value-type="float">
            <text:p>338,64</text:p>
          </table:table-cell>
          <table:table-cell table:number-columns-repeated="2"/>
        </table:table-row>
        <table:table-row table:style-name="ro1">
          <table:table-cell office:value-type="date" office:date-value="2015-12-31" calcext:value-type="date">
            <text:p>3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211.45" calcext:value-type="float">
            <text:p>211,45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327.14" calcext:value-type="float">
            <text:p>327,14</text:p>
          </table:table-cell>
          <table:table-cell table:number-columns-repeated="2"/>
        </table:table-row>
        <table:table-row table:style-name="ro1"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379.51" calcext:value-type="float">
            <text:p>379,51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39.68" calcext:value-type="float">
            <text:p>339,68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226.16" calcext:value-type="float">
            <text:p>-226,16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349.73" calcext:value-type="float">
            <text:p>349,73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6.84" calcext:value-type="float">
            <text:p>-36,84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426.4" calcext:value-type="float">
            <text:p>426,40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340.52" calcext:value-type="float">
            <text:p>-340,52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237.81" calcext:value-type="float">
            <text:p>-237,81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13.34" calcext:value-type="float">
            <text:p>13,34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60.22" calcext:value-type="float">
            <text:p>-260,22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335.31" calcext:value-type="float">
            <text:p>335,31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387.71" calcext:value-type="float">
            <text:p>-387,71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90.91" calcext:value-type="float">
            <text:p>-390,91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295.83" calcext:value-type="float">
            <text:p>295,83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121.87" calcext:value-type="float">
            <text:p>121,87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39.95" calcext:value-type="float">
            <text:p>-39,95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318.76" calcext:value-type="float">
            <text:p>318,76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149.11" calcext:value-type="float">
            <text:p>149,11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108.75" calcext:value-type="float">
            <text:p>108,75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289.6" calcext:value-type="float">
            <text:p>289,60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230.78" calcext:value-type="float">
            <text:p>-230,78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426.11" calcext:value-type="float">
            <text:p>426,11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385.09" calcext:value-type="float">
            <text:p>-385,09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312.71" calcext:value-type="float">
            <text:p>-312,71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21.87" calcext:value-type="float">
            <text:p>21,87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251.9" calcext:value-type="float">
            <text:p>251,90</text:p>
          </table:table-cell>
          <table:table-cell table:number-columns-repeated="2"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303.75" calcext:value-type="float">
            <text:p>-303,75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335.48" calcext:value-type="float">
            <text:p>-335,48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90.54" calcext:value-type="float">
            <text:p>90,54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407.7" calcext:value-type="float">
            <text:p>407,70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491.66" calcext:value-type="float">
            <text:p>491,66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29.95" calcext:value-type="float">
            <text:p>-29,95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247.38" calcext:value-type="float">
            <text:p>247,38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234.5" calcext:value-type="float">
            <text:p>-234,50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180.21" calcext:value-type="float">
            <text:p>-180,21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289.46" calcext:value-type="float">
            <text:p>-289,46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308.1" calcext:value-type="float">
            <text:p>-308,10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20.73" calcext:value-type="float">
            <text:p>-20,73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27.27" calcext:value-type="float">
            <text:p>-27,27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205.24" calcext:value-type="float">
            <text:p>205,24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219.05" calcext:value-type="float">
            <text:p>219,05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191.96" calcext:value-type="float">
            <text:p>-191,96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317.53" calcext:value-type="float">
            <text:p>317,53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328.14" calcext:value-type="float">
            <text:p>328,14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396.12" calcext:value-type="float">
            <text:p>-396,12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60.6" calcext:value-type="float">
            <text:p>-60,60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211.82" calcext:value-type="float">
            <text:p>-211,82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422.64" calcext:value-type="float">
            <text:p>422,64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411.49" calcext:value-type="float">
            <text:p>-411,49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396.93" calcext:value-type="float">
            <text:p>396,93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212.24" calcext:value-type="float">
            <text:p>212,24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142.26" calcext:value-type="float">
            <text:p>-142,26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323.04" calcext:value-type="float">
            <text:p>323,04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327.14" calcext:value-type="float">
            <text:p>327,14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45.02" calcext:value-type="float">
            <text:p>45,02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155.09" calcext:value-type="float">
            <text:p>-155,09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79.04" calcext:value-type="float">
            <text:p>79,04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241.27" calcext:value-type="float">
            <text:p>241,27</text:p>
          </table:table-cell>
          <table:table-cell table:number-columns-repeated="2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9.44" calcext:value-type="float">
            <text:p>9,44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330.42" calcext:value-type="float">
            <text:p>-330,42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148.97" calcext:value-type="float">
            <text:p>148,97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1.10000000000002" calcext:value-type="float">
            <text:p>1,10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139.63" calcext:value-type="float">
            <text:p>139,63</text:p>
          </table:table-cell>
          <table:table-cell table:number-columns-repeated="2"/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103.65" calcext:value-type="float">
            <text:p>-103,65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266.6" calcext:value-type="float">
            <text:p>266,60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459.42" calcext:value-type="float">
            <text:p>459,42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106.89" calcext:value-type="float">
            <text:p>106,89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458.5" calcext:value-type="float">
            <text:p>458,50</text:p>
          </table:table-cell>
          <table:table-cell table:number-columns-repeated="2"/>
        </table:table-row>
        <table:table-row table:style-name="ro1"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61.31" calcext:value-type="float">
            <text:p>-61,31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420.38" calcext:value-type="float">
            <text:p>-420,38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163.74" calcext:value-type="float">
            <text:p>163,74</text:p>
          </table:table-cell>
          <table:table-cell table:number-columns-repeated="2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342.26" calcext:value-type="float">
            <text:p>-342,26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112.34" calcext:value-type="float">
            <text:p>-112,34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18.73" calcext:value-type="float">
            <text:p>-18,73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85.87" calcext:value-type="float">
            <text:p>485,87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8.45999999999998" calcext:value-type="float">
            <text:p>-8,46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420.67" calcext:value-type="float">
            <text:p>420,67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225.94" calcext:value-type="float">
            <text:p>-225,94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85.82" calcext:value-type="float">
            <text:p>-85,82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490.82" calcext:value-type="float">
            <text:p>-490,82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329.01" calcext:value-type="float">
            <text:p>-329,01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373.59" calcext:value-type="float">
            <text:p>-373,59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133.09" calcext:value-type="float">
            <text:p>-133,09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94.03" calcext:value-type="float">
            <text:p>494,03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453.56" calcext:value-type="float">
            <text:p>453,56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11.94" calcext:value-type="float">
            <text:p>411,94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161.06" calcext:value-type="float">
            <text:p>-161,06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32.6" calcext:value-type="float">
            <text:p>32,60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153.2" calcext:value-type="float">
            <text:p>153,20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348.38" calcext:value-type="float">
            <text:p>348,38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202.18" calcext:value-type="float">
            <text:p>202,18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197.83" calcext:value-type="float">
            <text:p>-197,83</text:p>
          </table:table-cell>
          <table:table-cell table:number-columns-repeated="2"/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150.53" calcext:value-type="float">
            <text:p>-150,53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158.19" calcext:value-type="float">
            <text:p>-158,19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198.52" calcext:value-type="float">
            <text:p>198,52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383.93" calcext:value-type="float">
            <text:p>-383,93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198.77" calcext:value-type="float">
            <text:p>-198,77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194.6" calcext:value-type="float">
            <text:p>-194,60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425.43" calcext:value-type="float">
            <text:p>-425,43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239.92" calcext:value-type="float">
            <text:p>239,92</text:p>
          </table:table-cell>
          <table:table-cell table:number-columns-repeated="2"/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114.98" calcext:value-type="float">
            <text:p>-114,98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238.3" calcext:value-type="float">
            <text:p>238,30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397.65" calcext:value-type="float">
            <text:p>397,65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272.69" calcext:value-type="float">
            <text:p>272,69</text:p>
          </table:table-cell>
          <table:table-cell table:number-columns-repeated="2"/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280.43" calcext:value-type="float">
            <text:p>-280,43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383.53" calcext:value-type="float">
            <text:p>383,53</text:p>
          </table:table-cell>
          <table:table-cell table:number-columns-repeated="2"/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235.77" calcext:value-type="float">
            <text:p>-235,77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359.76" calcext:value-type="float">
            <text:p>-359,76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342.42" calcext:value-type="float">
            <text:p>-342,42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178.4" calcext:value-type="float">
            <text:p>178,40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350.58" calcext:value-type="float">
            <text:p>-350,58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171.43" calcext:value-type="float">
            <text:p>-171,43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304.81" calcext:value-type="float">
            <text:p>304,81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16.33" calcext:value-type="float">
            <text:p>16,33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177.4" calcext:value-type="float">
            <text:p>-177,40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258.37" calcext:value-type="float">
            <text:p>258,37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71.73" calcext:value-type="float">
            <text:p>-71,73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161.55" calcext:value-type="float">
            <text:p>161,55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209.03" calcext:value-type="float">
            <text:p>-209,03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418.53" calcext:value-type="float">
            <text:p>-418,53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9.92000000000002" calcext:value-type="float">
            <text:p>9,92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493.14" calcext:value-type="float">
            <text:p>493,14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116.36" calcext:value-type="float">
            <text:p>-116,36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359.4" calcext:value-type="float">
            <text:p>359,40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165.05" calcext:value-type="float">
            <text:p>-165,05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417.84" calcext:value-type="float">
            <text:p>-417,84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475.47" calcext:value-type="float">
            <text:p>475,47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136.18" calcext:value-type="float">
            <text:p>136,18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112.44" calcext:value-type="float">
            <text:p>-112,44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449.97" calcext:value-type="float">
            <text:p>-449,97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123.9" calcext:value-type="float">
            <text:p>-123,90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272.58" calcext:value-type="float">
            <text:p>272,58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288.34" calcext:value-type="float">
            <text:p>288,34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226.25" calcext:value-type="float">
            <text:p>-226,25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45.27" calcext:value-type="float">
            <text:p>45,27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492.09" calcext:value-type="float">
            <text:p>-492,09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342.72" calcext:value-type="float">
            <text:p>-342,72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309.49" calcext:value-type="float">
            <text:p>309,49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351.86" calcext:value-type="float">
            <text:p>-351,86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185.14" calcext:value-type="float">
            <text:p>-185,14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12.1" calcext:value-type="float">
            <text:p>-12,10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202.44" calcext:value-type="float">
            <text:p>-202,44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143.44" calcext:value-type="float">
            <text:p>143,44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207.29" calcext:value-type="float">
            <text:p>-207,29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313.89" calcext:value-type="float">
            <text:p>313,89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466.04" calcext:value-type="float">
            <text:p>466,04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448.92" calcext:value-type="float">
            <text:p>-448,92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57.85" calcext:value-type="float">
            <text:p>-257,85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127.59" calcext:value-type="float">
            <text:p>127,59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157.96" calcext:value-type="float">
            <text:p>-157,96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176.38" calcext:value-type="float">
            <text:p>-176,38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362.49" calcext:value-type="float">
            <text:p>-362,49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164.81" calcext:value-type="float">
            <text:p>-164,81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207.26" calcext:value-type="float">
            <text:p>207,26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496.91" calcext:value-type="float">
            <text:p>496,91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170.14" calcext:value-type="float">
            <text:p>170,14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289.42" calcext:value-type="float">
            <text:p>289,42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472.38" calcext:value-type="float">
            <text:p>472,38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193.67" calcext:value-type="float">
            <text:p>-193,67</text:p>
          </table:table-cell>
          <table:table-cell table:number-columns-repeated="2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323.02" calcext:value-type="float">
            <text:p>-323,02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477.59" calcext:value-type="float">
            <text:p>-477,59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182.43" calcext:value-type="float">
            <text:p>182,43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449.56" calcext:value-type="float">
            <text:p>449,56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310.75" calcext:value-type="float">
            <text:p>310,75</text:p>
          </table:table-cell>
          <table:table-cell table:number-columns-repeated="2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456.18" calcext:value-type="float">
            <text:p>456,18</text:p>
          </table:table-cell>
          <table:table-cell table:number-columns-repeated="2"/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5.17000000000002" calcext:value-type="float">
            <text:p>-5,17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318.65" calcext:value-type="float">
            <text:p>318,65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386.54" calcext:value-type="float">
            <text:p>-386,54</text:p>
          </table:table-cell>
          <table:table-cell table:number-columns-repeated="2"/>
        </table:table-row>
        <table:table-row table:style-name="ro1"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195.68" calcext:value-type="float">
            <text:p>-195,68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466.8" calcext:value-type="float">
            <text:p>466,80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71.68" calcext:value-type="float">
            <text:p>-71,68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292.21" calcext:value-type="float">
            <text:p>292,21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235.64" calcext:value-type="float">
            <text:p>-235,64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428.24" calcext:value-type="float">
            <text:p>-428,24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415.08" calcext:value-type="float">
            <text:p>-415,08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421.76" calcext:value-type="float">
            <text:p>-421,76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462.2" calcext:value-type="float">
            <text:p>-462,20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364" calcext:value-type="float">
            <text:p>-364,00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179.6" calcext:value-type="float">
            <text:p>-179,60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165.39" calcext:value-type="float">
            <text:p>165,39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21.95" calcext:value-type="float">
            <text:p>-21,95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144.02" calcext:value-type="float">
            <text:p>144,02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02.91" calcext:value-type="float">
            <text:p>302,91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313.24" calcext:value-type="float">
            <text:p>313,24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148.72" calcext:value-type="float">
            <text:p>-148,72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299.82" calcext:value-type="float">
            <text:p>299,82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16.62" calcext:value-type="float">
            <text:p>-16,62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359.3" calcext:value-type="float">
            <text:p>-359,30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272.2" calcext:value-type="float">
            <text:p>272,20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289.71" calcext:value-type="float">
            <text:p>289,71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182.33" calcext:value-type="float">
            <text:p>-182,33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294.61" calcext:value-type="float">
            <text:p>294,61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27.87" calcext:value-type="float">
            <text:p>-27,87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232.77" calcext:value-type="float">
            <text:p>-232,77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105.36" calcext:value-type="float">
            <text:p>105,36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71.69" calcext:value-type="float">
            <text:p>-71,69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262.06" calcext:value-type="float">
            <text:p>262,06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75.99" calcext:value-type="float">
            <text:p>-75,99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41.77" calcext:value-type="float">
            <text:p>41,77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433.62" calcext:value-type="float">
            <text:p>-433,62</text:p>
          </table:table-cell>
          <table:table-cell table:number-columns-repeated="2"/>
        </table:table-row>
        <table:table-row table:style-name="ro1"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109.19" calcext:value-type="float">
            <text:p>-109,19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470.1" calcext:value-type="float">
            <text:p>470,10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358.59" calcext:value-type="float">
            <text:p>358,59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155.17" calcext:value-type="float">
            <text:p>155,17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458.14" calcext:value-type="float">
            <text:p>-458,14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43.52" calcext:value-type="float">
            <text:p>443,52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233.41" calcext:value-type="float">
            <text:p>233,41</text:p>
          </table:table-cell>
          <table:table-cell table:number-columns-repeated="2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420.34" calcext:value-type="float">
            <text:p>-420,34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420.48" calcext:value-type="float">
            <text:p>-420,48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446.19" calcext:value-type="float">
            <text:p>-446,19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245.06" calcext:value-type="float">
            <text:p>245,06</text:p>
          </table:table-cell>
          <table:table-cell table:number-columns-repeated="2"/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57.56" calcext:value-type="float">
            <text:p>57,56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197.83" calcext:value-type="float">
            <text:p>197,83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47.97" calcext:value-type="float">
            <text:p>47,97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129.2" calcext:value-type="float">
            <text:p>-129,20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450.89" calcext:value-type="float">
            <text:p>-450,89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152.21" calcext:value-type="float">
            <text:p>-152,21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354.18" calcext:value-type="float">
            <text:p>354,18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310.19" calcext:value-type="float">
            <text:p>-310,19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380.02" calcext:value-type="float">
            <text:p>-380,02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143.89" calcext:value-type="float">
            <text:p>143,89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7.48000000000002" calcext:value-type="float">
            <text:p>7,48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414.59" calcext:value-type="float">
            <text:p>414,59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383.98" calcext:value-type="float">
            <text:p>-383,98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274.72" calcext:value-type="float">
            <text:p>274,72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19.95" calcext:value-type="float">
            <text:p>19,95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44.33" calcext:value-type="float">
            <text:p>44,33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36.77" calcext:value-type="float">
            <text:p>36,77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443.97" calcext:value-type="float">
            <text:p>443,97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413.89" calcext:value-type="float">
            <text:p>-413,89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103.15" calcext:value-type="float">
            <text:p>103,15</text:p>
          </table:table-cell>
          <table:table-cell table:number-columns-repeated="2"/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165.22" calcext:value-type="float">
            <text:p>-165,22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443.8" calcext:value-type="float">
            <text:p>-443,80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38.26" calcext:value-type="float">
            <text:p>-38,26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489.95" calcext:value-type="float">
            <text:p>489,95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401.94" calcext:value-type="float">
            <text:p>-401,94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94.74" calcext:value-type="float">
            <text:p>-94,74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223.36" calcext:value-type="float">
            <text:p>223,36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22.27" calcext:value-type="float">
            <text:p>-322,27</text:p>
          </table:table-cell>
          <table:table-cell table:number-columns-repeated="2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15.22" calcext:value-type="float">
            <text:p>-15,22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277.17" calcext:value-type="float">
            <text:p>277,17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422.78" calcext:value-type="float">
            <text:p>422,78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457.66" calcext:value-type="float">
            <text:p>-457,66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25.01" calcext:value-type="float">
            <text:p>-25,01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29.25" calcext:value-type="float">
            <text:p>-29,25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86.86" calcext:value-type="float">
            <text:p>-86,86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24.1" calcext:value-type="float">
            <text:p>24,10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318.54" calcext:value-type="float">
            <text:p>318,54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232.68" calcext:value-type="float">
            <text:p>-232,68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213.91" calcext:value-type="float">
            <text:p>213,91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438.52" calcext:value-type="float">
            <text:p>438,52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411.21" calcext:value-type="float">
            <text:p>411,21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278.6" calcext:value-type="float">
            <text:p>-278,60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353.11" calcext:value-type="float">
            <text:p>353,11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472.77" calcext:value-type="float">
            <text:p>-472,77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496.11" calcext:value-type="float">
            <text:p>496,11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126.94" calcext:value-type="float">
            <text:p>-126,94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71.5599999999999" calcext:value-type="float">
            <text:p>71,56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32.89" calcext:value-type="float">
            <text:p>32,89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182.97" calcext:value-type="float">
            <text:p>-182,97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157.67" calcext:value-type="float">
            <text:p>157,67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363.96" calcext:value-type="float">
            <text:p>-363,96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151.81" calcext:value-type="float">
            <text:p>151,81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213.87" calcext:value-type="float">
            <text:p>213,87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97.78" calcext:value-type="float">
            <text:p>97,78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141.75" calcext:value-type="float">
            <text:p>141,75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311.93" calcext:value-type="float">
            <text:p>311,93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496.96" calcext:value-type="float">
            <text:p>-496,96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134.89" calcext:value-type="float">
            <text:p>-134,89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489.66" calcext:value-type="float">
            <text:p>489,66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12.18" calcext:value-type="float">
            <text:p>-12,18</text:p>
          </table:table-cell>
          <table:table-cell table:number-columns-repeated="2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357.72" calcext:value-type="float">
            <text:p>-357,72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412.44" calcext:value-type="float">
            <text:p>412,44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30.16" calcext:value-type="float">
            <text:p>30,16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117.27" calcext:value-type="float">
            <text:p>117,27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116.81" calcext:value-type="float">
            <text:p>-116,81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443.31" calcext:value-type="float">
            <text:p>443,31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358.63" calcext:value-type="float">
            <text:p>-358,63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298.27" calcext:value-type="float">
            <text:p>-298,27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289.37" calcext:value-type="float">
            <text:p>-289,37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55.29" calcext:value-type="float">
            <text:p>355,29</text:p>
          </table:table-cell>
          <table:table-cell table:number-columns-repeated="2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359.75" calcext:value-type="float">
            <text:p>-359,75</text:p>
          </table:table-cell>
          <table:table-cell table:number-columns-repeated="2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378.16" calcext:value-type="float">
            <text:p>-378,16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423.32" calcext:value-type="float">
            <text:p>-423,32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493.36" calcext:value-type="float">
            <text:p>493,36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350.93" calcext:value-type="float">
            <text:p>-350,93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427.2" calcext:value-type="float">
            <text:p>-427,20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133.57" calcext:value-type="float">
            <text:p>-133,57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220.63" calcext:value-type="float">
            <text:p>220,63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105.69" calcext:value-type="float">
            <text:p>105,69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183.46" calcext:value-type="float">
            <text:p>183,46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121.71" calcext:value-type="float">
            <text:p>-121,71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241.73" calcext:value-type="float">
            <text:p>241,73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164.73" calcext:value-type="float">
            <text:p>-164,73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407.83" calcext:value-type="float">
            <text:p>-407,83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160.49" calcext:value-type="float">
            <text:p>-160,49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477.02" calcext:value-type="float">
            <text:p>477,02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404.1" calcext:value-type="float">
            <text:p>404,10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157.45" calcext:value-type="float">
            <text:p>-157,45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157.87" calcext:value-type="float">
            <text:p>-157,87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393.76" calcext:value-type="float">
            <text:p>393,76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330.38" calcext:value-type="float">
            <text:p>330,38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15.6" calcext:value-type="float">
            <text:p>-15,60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306.21" calcext:value-type="float">
            <text:p>306,21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139.46" calcext:value-type="float">
            <text:p>-139,46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398.33" calcext:value-type="float">
            <text:p>-398,33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310.6" calcext:value-type="float">
            <text:p>-310,60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196.15" calcext:value-type="float">
            <text:p>-196,15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256.95" calcext:value-type="float">
            <text:p>-256,95</text:p>
          </table:table-cell>
          <table:table-cell table:number-columns-repeated="2"/>
        </table:table-row>
        <table:table-row table:style-name="ro1"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108.87" calcext:value-type="float">
            <text:p>-108,87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14.47" calcext:value-type="float">
            <text:p>14,47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401.66" calcext:value-type="float">
            <text:p>-401,66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31.38" calcext:value-type="float">
            <text:p>31,38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136.31" calcext:value-type="float">
            <text:p>136,31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324.98" calcext:value-type="float">
            <text:p>-324,98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24.74" calcext:value-type="float">
            <text:p>24,74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285.38" calcext:value-type="float">
            <text:p>285,38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252.18" calcext:value-type="float">
            <text:p>-252,18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391.17" calcext:value-type="float">
            <text:p>391,17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6" calcext:value-type="float">
            <text:p>6,00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353.51" calcext:value-type="float">
            <text:p>353,51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74.62" calcext:value-type="float">
            <text:p>74,62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384.3" calcext:value-type="float">
            <text:p>384,30</text:p>
          </table:table-cell>
          <table:table-cell table:number-columns-repeated="2"/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95.23" calcext:value-type="float">
            <text:p>95,23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409.89" calcext:value-type="float">
            <text:p>409,89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476.46" calcext:value-type="float">
            <text:p>476,46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434.74" calcext:value-type="float">
            <text:p>434,74</text:p>
          </table:table-cell>
          <table:table-cell table:number-columns-repeated="2"/>
        </table:table-row>
        <table:table-row table:style-name="ro1"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386.91" calcext:value-type="float">
            <text:p>386,91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380.56" calcext:value-type="float">
            <text:p>380,56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222.7" calcext:value-type="float">
            <text:p>-222,70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270.96" calcext:value-type="float">
            <text:p>-270,96</text:p>
          </table:table-cell>
          <table:table-cell table:number-columns-repeated="2"/>
        </table:table-row>
        <table:table-row table:style-name="ro1"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274.32" calcext:value-type="float">
            <text:p>274,32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392.33" calcext:value-type="float">
            <text:p>-392,33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213.44" calcext:value-type="float">
            <text:p>213,44</text:p>
          </table:table-cell>
          <table:table-cell table:number-columns-repeated="2"/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80.53" calcext:value-type="float">
            <text:p>80,53</text:p>
          </table:table-cell>
          <table:table-cell table:number-columns-repeated="2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31.79" calcext:value-type="float">
            <text:p>-31,79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315.12" calcext:value-type="float">
            <text:p>315,12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269.93" calcext:value-type="float">
            <text:p>269,93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272.06" calcext:value-type="float">
            <text:p>272,06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441.83" calcext:value-type="float">
            <text:p>-441,83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338.94" calcext:value-type="float">
            <text:p>-338,94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213.47" calcext:value-type="float">
            <text:p>-213,47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343.5" calcext:value-type="float">
            <text:p>-343,5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192.44" calcext:value-type="float">
            <text:p>192,44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422.84" calcext:value-type="float">
            <text:p>422,84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168.48" calcext:value-type="float">
            <text:p>-168,48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282.82" calcext:value-type="float">
            <text:p>-282,82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208.22" calcext:value-type="float">
            <text:p>208,22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79.34" calcext:value-type="float">
            <text:p>79,34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391.65" calcext:value-type="float">
            <text:p>-391,65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285.78" calcext:value-type="float">
            <text:p>-285,78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67.15" calcext:value-type="float">
            <text:p>-67,15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182.97" calcext:value-type="float">
            <text:p>182,97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401.48" calcext:value-type="float">
            <text:p>-401,48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471.92" calcext:value-type="float">
            <text:p>-471,92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92.86" calcext:value-type="float">
            <text:p>92,86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425.02" calcext:value-type="float">
            <text:p>-425,02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462.82" calcext:value-type="float">
            <text:p>462,82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20.23" calcext:value-type="float">
            <text:p>-20,23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455.54" calcext:value-type="float">
            <text:p>455,54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259.88" calcext:value-type="float">
            <text:p>-259,88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208.8" calcext:value-type="float">
            <text:p>208,80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229.86" calcext:value-type="float">
            <text:p>229,86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152.21" calcext:value-type="float">
            <text:p>-152,21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77.75" calcext:value-type="float">
            <text:p>-77,75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189.61" calcext:value-type="float">
            <text:p>-189,61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316.01" calcext:value-type="float">
            <text:p>316,01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262.63" calcext:value-type="float">
            <text:p>-262,63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419.68" calcext:value-type="float">
            <text:p>-419,68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88.0599999999999" calcext:value-type="float">
            <text:p>88,06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204.47" calcext:value-type="float">
            <text:p>-204,47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58.62" calcext:value-type="float">
            <text:p>-258,62</text:p>
          </table:table-cell>
          <table:table-cell table:number-columns-repeated="2"/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374.59" calcext:value-type="float">
            <text:p>374,59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47.97" calcext:value-type="float">
            <text:p>-47,97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433.82" calcext:value-type="float">
            <text:p>433,82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297.43" calcext:value-type="float">
            <text:p>297,43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283.56" calcext:value-type="float">
            <text:p>283,56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349" calcext:value-type="float">
            <text:p>-349,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5.64999999999998" calcext:value-type="float">
            <text:p>5,65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137.1" calcext:value-type="float">
            <text:p>-137,10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240.65" calcext:value-type="float">
            <text:p>-240,65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219.87" calcext:value-type="float">
            <text:p>219,87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95.75" calcext:value-type="float">
            <text:p>295,75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442.31" calcext:value-type="float">
            <text:p>442,31</text:p>
          </table:table-cell>
          <table:table-cell table:number-columns-repeated="2"/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318.39" calcext:value-type="float">
            <text:p>318,39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323.83" calcext:value-type="float">
            <text:p>323,83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35.17" calcext:value-type="float">
            <text:p>35,17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393.37" calcext:value-type="float">
            <text:p>393,37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286.65" calcext:value-type="float">
            <text:p>286,65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485.06" calcext:value-type="float">
            <text:p>-485,06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48.91" calcext:value-type="float">
            <text:p>348,91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473.23" calcext:value-type="float">
            <text:p>-473,23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223.74" calcext:value-type="float">
            <text:p>223,74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78.78" calcext:value-type="float">
            <text:p>78,78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125.43" calcext:value-type="float">
            <text:p>-125,43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354.01" calcext:value-type="float">
            <text:p>-354,01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389.17" calcext:value-type="float">
            <text:p>389,17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309.43" calcext:value-type="float">
            <text:p>-309,43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116.64" calcext:value-type="float">
            <text:p>-116,64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469.49" calcext:value-type="float">
            <text:p>469,49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278.64" calcext:value-type="float">
            <text:p>278,64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178.89" calcext:value-type="float">
            <text:p>178,89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289.12" calcext:value-type="float">
            <text:p>-289,12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153.23" calcext:value-type="float">
            <text:p>153,23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369.08" calcext:value-type="float">
            <text:p>-369,08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355.3" calcext:value-type="float">
            <text:p>-355,30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49.34" calcext:value-type="float">
            <text:p>-49,34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414.48" calcext:value-type="float">
            <text:p>414,48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204.3" calcext:value-type="float">
            <text:p>-204,30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456.31" calcext:value-type="float">
            <text:p>456,31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222.63" calcext:value-type="float">
            <text:p>-222,63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55.04" calcext:value-type="float">
            <text:p>55,04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176.19" calcext:value-type="float">
            <text:p>176,19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426.88" calcext:value-type="float">
            <text:p>-426,88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2.63999999999999" calcext:value-type="float">
            <text:p>-2,64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5.42000000000002" calcext:value-type="float">
            <text:p>-5,42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396.95" calcext:value-type="float">
            <text:p>396,95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467.47" calcext:value-type="float">
            <text:p>-467,47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112.06" calcext:value-type="float">
            <text:p>-112,06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183.6" calcext:value-type="float">
            <text:p>183,60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452.53" calcext:value-type="float">
            <text:p>-452,53</text:p>
          </table:table-cell>
          <table:table-cell table:number-columns-repeated="2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263.15" calcext:value-type="float">
            <text:p>-263,15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10.37" calcext:value-type="float">
            <text:p>210,37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271.22" calcext:value-type="float">
            <text:p>271,22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315.63" calcext:value-type="float">
            <text:p>315,63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415.06" calcext:value-type="float">
            <text:p>-415,06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417.21" calcext:value-type="float">
            <text:p>417,21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204.8" calcext:value-type="float">
            <text:p>204,80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224.49" calcext:value-type="float">
            <text:p>-224,49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199.43" calcext:value-type="float">
            <text:p>-199,43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174.29" calcext:value-type="float">
            <text:p>174,29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445.85" calcext:value-type="float">
            <text:p>-445,85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479.46" calcext:value-type="float">
            <text:p>479,46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385.17" calcext:value-type="float">
            <text:p>385,17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07.37" calcext:value-type="float">
            <text:p>207,37</text:p>
          </table:table-cell>
          <table:table-cell table:number-columns-repeated="2"/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389.62" calcext:value-type="float">
            <text:p>-389,62</text:p>
          </table:table-cell>
          <table:table-cell table:number-columns-repeated="2"/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470.14" calcext:value-type="float">
            <text:p>-470,14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341.96" calcext:value-type="float">
            <text:p>-341,96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475.15" calcext:value-type="float">
            <text:p>-475,15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174.44" calcext:value-type="float">
            <text:p>-174,44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385.65" calcext:value-type="float">
            <text:p>-385,65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197.77" calcext:value-type="float">
            <text:p>-197,77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380.61" calcext:value-type="float">
            <text:p>380,61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290.54" calcext:value-type="float">
            <text:p>290,54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124.65" calcext:value-type="float">
            <text:p>-124,65</text:p>
          </table:table-cell>
          <table:table-cell table:number-columns-repeated="2"/>
        </table:table-row>
        <table:table-row table:style-name="ro1">
          <table:table-cell office:value-type="date" office:date-value="2015-12-31" calcext:value-type="date">
            <text:p>3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122.04" calcext:value-type="float">
            <text:p>-122,04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214.89" calcext:value-type="float">
            <text:p>-214,89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227.71" calcext:value-type="float">
            <text:p>-227,71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89.5" calcext:value-type="float">
            <text:p>-89,50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173.06" calcext:value-type="float">
            <text:p>173,06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455.89" calcext:value-type="float">
            <text:p>455,89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42.03" calcext:value-type="float">
            <text:p>-42,03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409.91" calcext:value-type="float">
            <text:p>409,91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166.26" calcext:value-type="float">
            <text:p>166,26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270.82" calcext:value-type="float">
            <text:p>-270,82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25.54" calcext:value-type="float">
            <text:p>225,54</text:p>
          </table:table-cell>
          <table:table-cell table:number-columns-repeated="2"/>
        </table:table-row>
        <table:table-row table:style-name="ro1">
          <table:table-cell office:value-type="date" office:date-value="2015-12-31" calcext:value-type="date">
            <text:p>3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251.2" calcext:value-type="float">
            <text:p>251,20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353.61" calcext:value-type="float">
            <text:p>-353,61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69.66" calcext:value-type="float">
            <text:p>-69,66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473.29" calcext:value-type="float">
            <text:p>-473,29</text:p>
          </table:table-cell>
          <table:table-cell table:number-columns-repeated="2"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53.04" calcext:value-type="float">
            <text:p>-53,04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95.37" calcext:value-type="float">
            <text:p>-395,37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419.15" calcext:value-type="float">
            <text:p>-419,15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73.59" calcext:value-type="float">
            <text:p>-73,59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489.8" calcext:value-type="float">
            <text:p>489,80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288.23" calcext:value-type="float">
            <text:p>288,23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36.79" calcext:value-type="float">
            <text:p>36,79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480.34" calcext:value-type="float">
            <text:p>-480,34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446.27" calcext:value-type="float">
            <text:p>446,27</text:p>
          </table:table-cell>
          <table:table-cell table:number-columns-repeated="2"/>
        </table:table-row>
        <table:table-row table:style-name="ro1">
          <table:table-cell office:value-type="date" office:date-value="2015-12-31" calcext:value-type="date">
            <text:p>3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61.64" calcext:value-type="float">
            <text:p>61,64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154.78" calcext:value-type="float">
            <text:p>-154,78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439.38" calcext:value-type="float">
            <text:p>-439,38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63.87" calcext:value-type="float">
            <text:p>363,87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274.17" calcext:value-type="float">
            <text:p>-274,17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351.15" calcext:value-type="float">
            <text:p>351,15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260.78" calcext:value-type="float">
            <text:p>-260,78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103.79" calcext:value-type="float">
            <text:p>103,79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363.73" calcext:value-type="float">
            <text:p>-363,73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11.51" calcext:value-type="float">
            <text:p>11,51</text:p>
          </table:table-cell>
          <table:table-cell table:number-columns-repeated="2"/>
        </table:table-row>
        <table:table-row table:style-name="ro1"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485.71" calcext:value-type="float">
            <text:p>-485,71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309.32" calcext:value-type="float">
            <text:p>309,32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2.6" calcext:value-type="float">
            <text:p>-32,60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27.74" calcext:value-type="float">
            <text:p>-27,74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219.24" calcext:value-type="float">
            <text:p>219,24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366.34" calcext:value-type="float">
            <text:p>-366,34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01.44" calcext:value-type="float">
            <text:p>201,44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55.22" calcext:value-type="float">
            <text:p>-55,22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384.85" calcext:value-type="float">
            <text:p>384,85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347.83" calcext:value-type="float">
            <text:p>347,83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375.12" calcext:value-type="float">
            <text:p>375,12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411.56" calcext:value-type="float">
            <text:p>411,56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205.21" calcext:value-type="float">
            <text:p>-205,21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479.75" calcext:value-type="float">
            <text:p>479,75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492.42" calcext:value-type="float">
            <text:p>492,42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221.2" calcext:value-type="float">
            <text:p>221,20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469.55" calcext:value-type="float">
            <text:p>469,55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280.65" calcext:value-type="float">
            <text:p>280,65</text:p>
          </table:table-cell>
          <table:table-cell table:number-columns-repeated="2"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242.01" calcext:value-type="float">
            <text:p>-242,01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489.21" calcext:value-type="float">
            <text:p>489,21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226.91" calcext:value-type="float">
            <text:p>226,91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19.64" calcext:value-type="float">
            <text:p>319,64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165.57" calcext:value-type="float">
            <text:p>-165,57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287.53" calcext:value-type="float">
            <text:p>287,53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183.51" calcext:value-type="float">
            <text:p>183,51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60.26" calcext:value-type="float">
            <text:p>60,26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138.68" calcext:value-type="float">
            <text:p>138,68</text:p>
          </table:table-cell>
          <table:table-cell table:number-columns-repeated="2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422.72" calcext:value-type="float">
            <text:p>422,72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335.95" calcext:value-type="float">
            <text:p>-335,95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274.95" calcext:value-type="float">
            <text:p>274,95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65.77" calcext:value-type="float">
            <text:p>-65,77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321.66" calcext:value-type="float">
            <text:p>-321,66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84.27" calcext:value-type="float">
            <text:p>84,27</text:p>
          </table:table-cell>
          <table:table-cell table:number-columns-repeated="2"/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401.63" calcext:value-type="float">
            <text:p>401,63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150.6" calcext:value-type="float">
            <text:p>150,60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196.49" calcext:value-type="float">
            <text:p>-196,49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464.71" calcext:value-type="float">
            <text:p>-464,71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147.96" calcext:value-type="float">
            <text:p>-147,96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248.28" calcext:value-type="float">
            <text:p>248,28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420.14" calcext:value-type="float">
            <text:p>420,14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300.13" calcext:value-type="float">
            <text:p>-300,13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123.4" calcext:value-type="float">
            <text:p>123,40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331.71" calcext:value-type="float">
            <text:p>331,71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5.33999999999998" calcext:value-type="float">
            <text:p>-5,34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103.15" calcext:value-type="float">
            <text:p>103,15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324.12" calcext:value-type="float">
            <text:p>324,12</text:p>
          </table:table-cell>
          <table:table-cell table:number-columns-repeated="2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284.14" calcext:value-type="float">
            <text:p>-284,14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72.7000000000001" calcext:value-type="float">
            <text:p>72,70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104.77" calcext:value-type="float">
            <text:p>104,77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26.14" calcext:value-type="float">
            <text:p>-26,14</text:p>
          </table:table-cell>
          <table:table-cell table:number-columns-repeated="2"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61.91" calcext:value-type="float">
            <text:p>61,91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168.32" calcext:value-type="float">
            <text:p>-168,32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206.5" calcext:value-type="float">
            <text:p>-206,50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396.34" calcext:value-type="float">
            <text:p>396,34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380.79" calcext:value-type="float">
            <text:p>-380,79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477" calcext:value-type="float">
            <text:p>477,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43.4" calcext:value-type="float">
            <text:p>-43,40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257.89" calcext:value-type="float">
            <text:p>257,89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399.73" calcext:value-type="float">
            <text:p>399,73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120.66" calcext:value-type="float">
            <text:p>120,66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32.84" calcext:value-type="float">
            <text:p>32,84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166.04" calcext:value-type="float">
            <text:p>-166,04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299" calcext:value-type="float">
            <text:p>299,00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382.89" calcext:value-type="float">
            <text:p>-382,89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264.41" calcext:value-type="float">
            <text:p>-264,41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50.4" calcext:value-type="float">
            <text:p>-50,40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79.38" calcext:value-type="float">
            <text:p>-79,38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229.12" calcext:value-type="float">
            <text:p>-229,12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301.64" calcext:value-type="float">
            <text:p>301,64</text:p>
          </table:table-cell>
          <table:table-cell table:number-columns-repeated="2"/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331.09" calcext:value-type="float">
            <text:p>-331,09</text:p>
          </table:table-cell>
          <table:table-cell table:number-columns-repeated="2"/>
        </table:table-row>
        <table:table-row table:style-name="ro1"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308.98" calcext:value-type="float">
            <text:p>-308,98</text:p>
          </table:table-cell>
          <table:table-cell table:number-columns-repeated="2"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498.49" calcext:value-type="float">
            <text:p>-498,49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292.31" calcext:value-type="float">
            <text:p>292,31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477.27" calcext:value-type="float">
            <text:p>-477,27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.82999999999998" calcext:value-type="float">
            <text:p>-3,83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104.54" calcext:value-type="float">
            <text:p>-104,54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346.85" calcext:value-type="float">
            <text:p>346,85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12.03" calcext:value-type="float">
            <text:p>212,03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468.16" calcext:value-type="float">
            <text:p>468,16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48.38" calcext:value-type="float">
            <text:p>-48,38</text:p>
          </table:table-cell>
          <table:table-cell table:number-columns-repeated="2"/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314.11" calcext:value-type="float">
            <text:p>-314,11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30.07" calcext:value-type="float">
            <text:p>30,07</text:p>
          </table:table-cell>
          <table:table-cell table:number-columns-repeated="2"/>
        </table:table-row>
        <table:table-row table:style-name="ro1"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283.3" calcext:value-type="float">
            <text:p>283,30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20.62" calcext:value-type="float">
            <text:p>-20,62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73.58" calcext:value-type="float">
            <text:p>-73,58</text:p>
          </table:table-cell>
          <table:table-cell table:number-columns-repeated="2"/>
        </table:table-row>
        <table:table-row table:style-name="ro1"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402.51" calcext:value-type="float">
            <text:p>402,51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43.61" calcext:value-type="float">
            <text:p>-43,61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383.02" calcext:value-type="float">
            <text:p>383,02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160.41" calcext:value-type="float">
            <text:p>160,41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143.89" calcext:value-type="float">
            <text:p>-143,89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3.68000000000001" calcext:value-type="float">
            <text:p>3,68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306.75" calcext:value-type="float">
            <text:p>-306,75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190.07" calcext:value-type="float">
            <text:p>190,07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197.32" calcext:value-type="float">
            <text:p>-197,32</text:p>
          </table:table-cell>
          <table:table-cell table:number-columns-repeated="2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189.64" calcext:value-type="float">
            <text:p>-189,64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25.67" calcext:value-type="float">
            <text:p>425,67</text:p>
          </table:table-cell>
          <table:table-cell table:number-columns-repeated="2"/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252.27" calcext:value-type="float">
            <text:p>252,27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230.98" calcext:value-type="float">
            <text:p>230,98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303.45" calcext:value-type="float">
            <text:p>-303,45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53.91" calcext:value-type="float">
            <text:p>53,91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399.89" calcext:value-type="float">
            <text:p>399,89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112.43" calcext:value-type="float">
            <text:p>-112,43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55.42" calcext:value-type="float">
            <text:p>55,42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192.2" calcext:value-type="float">
            <text:p>192,20</text:p>
          </table:table-cell>
          <table:table-cell table:number-columns-repeated="2"/>
        </table:table-row>
        <table:table-row table:style-name="ro1">
          <table:table-cell office:value-type="date" office:date-value="2015-12-31" calcext:value-type="date">
            <text:p>31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89.7" calcext:value-type="float">
            <text:p>-89,70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448.42" calcext:value-type="float">
            <text:p>-448,42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412.34" calcext:value-type="float">
            <text:p>-412,34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242.85" calcext:value-type="float">
            <text:p>-242,85</text:p>
          </table:table-cell>
          <table:table-cell table:number-columns-repeated="2"/>
        </table:table-row>
        <table:table-row table:style-name="ro1"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263.61" calcext:value-type="float">
            <text:p>263,61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444.18" calcext:value-type="float">
            <text:p>-444,18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208.77" calcext:value-type="float">
            <text:p>208,77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449.5" calcext:value-type="float">
            <text:p>449,50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85.89" calcext:value-type="float">
            <text:p>85,89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7.92000000000002" calcext:value-type="float">
            <text:p>-7,92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71.11" calcext:value-type="float">
            <text:p>-71,11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487.69" calcext:value-type="float">
            <text:p>-487,69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105.41" calcext:value-type="float">
            <text:p>-105,41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385.28" calcext:value-type="float">
            <text:p>385,28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395.33" calcext:value-type="float">
            <text:p>395,33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445" calcext:value-type="float">
            <text:p>-445,00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258.61" calcext:value-type="float">
            <text:p>-258,61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100.99" calcext:value-type="float">
            <text:p>-100,99</text:p>
          </table:table-cell>
          <table:table-cell table:number-columns-repeated="2"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251.76" calcext:value-type="float">
            <text:p>-251,76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431.46" calcext:value-type="float">
            <text:p>431,46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201.69" calcext:value-type="float">
            <text:p>201,69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58.61" calcext:value-type="float">
            <text:p>58,61</text:p>
          </table:table-cell>
          <table:table-cell table:number-columns-repeated="2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357.13" calcext:value-type="float">
            <text:p>357,13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46.04" calcext:value-type="float">
            <text:p>-46,04</text:p>
          </table:table-cell>
          <table:table-cell table:number-columns-repeated="2"/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10.41" calcext:value-type="float">
            <text:p>-210,41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446.32" calcext:value-type="float">
            <text:p>-446,32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492.13" calcext:value-type="float">
            <text:p>-492,13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310.52" calcext:value-type="float">
            <text:p>-310,52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58.75" calcext:value-type="float">
            <text:p>-58,75</text:p>
          </table:table-cell>
          <table:table-cell table:number-columns-repeated="2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63.28" calcext:value-type="float">
            <text:p>63,28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381.67" calcext:value-type="float">
            <text:p>381,67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351.55" calcext:value-type="float">
            <text:p>351,55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114.87" calcext:value-type="float">
            <text:p>114,87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469.33" calcext:value-type="float">
            <text:p>469,33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391.29" calcext:value-type="float">
            <text:p>-391,29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121.52" calcext:value-type="float">
            <text:p>-121,52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474.85" calcext:value-type="float">
            <text:p>-474,85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317.48" calcext:value-type="float">
            <text:p>317,48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172.02" calcext:value-type="float">
            <text:p>-172,02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111.05" calcext:value-type="float">
            <text:p>111,05</text:p>
          </table:table-cell>
          <table:table-cell table:number-columns-repeated="2"/>
        </table:table-row>
        <table:table-row table:style-name="ro1"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190.44" calcext:value-type="float">
            <text:p>-190,44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256.87" calcext:value-type="float">
            <text:p>256,87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123.36" calcext:value-type="float">
            <text:p>123,36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204.15" calcext:value-type="float">
            <text:p>204,15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142.15" calcext:value-type="float">
            <text:p>142,15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18.6900000000001" calcext:value-type="float">
            <text:p>18,69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259.14" calcext:value-type="float">
            <text:p>259,14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383.54" calcext:value-type="float">
            <text:p>383,54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417.7" calcext:value-type="float">
            <text:p>417,70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492.62" calcext:value-type="float">
            <text:p>-492,62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315" calcext:value-type="float">
            <text:p>315,00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119.38" calcext:value-type="float">
            <text:p>119,38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65.99" calcext:value-type="float">
            <text:p>65,99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172.13" calcext:value-type="float">
            <text:p>172,13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426.66" calcext:value-type="float">
            <text:p>-426,66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355.58" calcext:value-type="float">
            <text:p>355,58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225.81" calcext:value-type="float">
            <text:p>225,81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418.79" calcext:value-type="float">
            <text:p>-418,79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454.94" calcext:value-type="float">
            <text:p>-454,94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332.93" calcext:value-type="float">
            <text:p>-332,93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144.5" calcext:value-type="float">
            <text:p>144,50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426.73" calcext:value-type="float">
            <text:p>426,73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481.38" calcext:value-type="float">
            <text:p>-481,38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240.64" calcext:value-type="float">
            <text:p>-240,64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396.06" calcext:value-type="float">
            <text:p>396,06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372.67" calcext:value-type="float">
            <text:p>-372,67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137.84" calcext:value-type="float">
            <text:p>137,84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421.21" calcext:value-type="float">
            <text:p>421,21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444.81" calcext:value-type="float">
            <text:p>444,81</text:p>
          </table:table-cell>
          <table:table-cell table:number-columns-repeated="2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465.82" calcext:value-type="float">
            <text:p>465,82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32.26" calcext:value-type="float">
            <text:p>32,26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245.64" calcext:value-type="float">
            <text:p>-245,64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222.7" calcext:value-type="float">
            <text:p>222,70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344.38" calcext:value-type="float">
            <text:p>-344,38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458.51" calcext:value-type="float">
            <text:p>458,51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135.16" calcext:value-type="float">
            <text:p>-135,16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174.3" calcext:value-type="float">
            <text:p>174,30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217.65" calcext:value-type="float">
            <text:p>217,65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251.62" calcext:value-type="float">
            <text:p>-251,62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92" calcext:value-type="float">
            <text:p>92,00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225.03" calcext:value-type="float">
            <text:p>225,03</text:p>
          </table:table-cell>
          <table:table-cell table:number-columns-repeated="2"/>
        </table:table-row>
        <table:table-row table:style-name="ro1">
          <table:table-cell office:value-type="date" office:date-value="2016-01-25" calcext:value-type="date">
            <text:p>25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436.62" calcext:value-type="float">
            <text:p>-436,62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288.62" calcext:value-type="float">
            <text:p>-288,62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208.98" calcext:value-type="float">
            <text:p>-208,98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235.51" calcext:value-type="float">
            <text:p>235,51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215.28" calcext:value-type="float">
            <text:p>-215,28</text:p>
          </table:table-cell>
          <table:table-cell table:number-columns-repeated="2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353.4" calcext:value-type="float">
            <text:p>-353,40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38.67" calcext:value-type="float">
            <text:p>-38,67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134.07" calcext:value-type="float">
            <text:p>-134,07</text:p>
          </table:table-cell>
          <table:table-cell table:number-columns-repeated="2"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308.34" calcext:value-type="float">
            <text:p>-308,34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128.39" calcext:value-type="float">
            <text:p>128,39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489.57" calcext:value-type="float">
            <text:p>-489,57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81.61" calcext:value-type="float">
            <text:p>-381,61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147.01" calcext:value-type="float">
            <text:p>147,01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230.21" calcext:value-type="float">
            <text:p>-230,21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485.55" calcext:value-type="float">
            <text:p>-485,55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274.34" calcext:value-type="float">
            <text:p>274,34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407.63" calcext:value-type="float">
            <text:p>407,63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435.67" calcext:value-type="float">
            <text:p>435,67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219.14" calcext:value-type="float">
            <text:p>219,14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373.46" calcext:value-type="float">
            <text:p>373,46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32.07" calcext:value-type="float">
            <text:p>-32,07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473.51" calcext:value-type="float">
            <text:p>473,51</text:p>
          </table:table-cell>
          <table:table-cell table:number-columns-repeated="2"/>
        </table:table-row>
        <table:table-row table:style-name="ro1"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96.15" calcext:value-type="float">
            <text:p>96,15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123.54" calcext:value-type="float">
            <text:p>123,54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432.01" calcext:value-type="float">
            <text:p>432,01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460.99" calcext:value-type="float">
            <text:p>460,99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202.15" calcext:value-type="float">
            <text:p>-202,15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149.66" calcext:value-type="float">
            <text:p>149,66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290.63" calcext:value-type="float">
            <text:p>-290,63</text:p>
          </table:table-cell>
          <table:table-cell table:number-columns-repeated="2"/>
        </table:table-row>
        <table:table-row table:style-name="ro1"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89.85" calcext:value-type="float">
            <text:p>389,85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125.3" calcext:value-type="float">
            <text:p>-125,30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227.25" calcext:value-type="float">
            <text:p>-227,25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98.77" calcext:value-type="float">
            <text:p>-398,77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165.72" calcext:value-type="float">
            <text:p>165,72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491.73" calcext:value-type="float">
            <text:p>-491,73</text:p>
          </table:table-cell>
          <table:table-cell table:number-columns-repeated="2"/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114.05" calcext:value-type="float">
            <text:p>-114,05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312.32" calcext:value-type="float">
            <text:p>312,32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30.4" calcext:value-type="float">
            <text:p>-30,40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251.88" calcext:value-type="float">
            <text:p>251,88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496.02" calcext:value-type="float">
            <text:p>-496,02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402.01" calcext:value-type="float">
            <text:p>-402,01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262.31" calcext:value-type="float">
            <text:p>262,31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377.63" calcext:value-type="float">
            <text:p>-377,63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245" calcext:value-type="float">
            <text:p>245,00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467.9" calcext:value-type="float">
            <text:p>-467,90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363.17" calcext:value-type="float">
            <text:p>-363,17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19.34" calcext:value-type="float">
            <text:p>19,34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439.74" calcext:value-type="float">
            <text:p>439,74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427.51" calcext:value-type="float">
            <text:p>-427,51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261.52" calcext:value-type="float">
            <text:p>-261,52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313.19" calcext:value-type="float">
            <text:p>313,19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40.42" calcext:value-type="float">
            <text:p>40,42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288.01" calcext:value-type="float">
            <text:p>-288,01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90.66" calcext:value-type="float">
            <text:p>-90,66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336.03" calcext:value-type="float">
            <text:p>-336,03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56" calcext:value-type="float">
            <text:p>-356,00</text:p>
          </table:table-cell>
          <table:table-cell table:number-columns-repeated="2"/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129.66" calcext:value-type="float">
            <text:p>-129,66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38.19" calcext:value-type="float">
            <text:p>-38,19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293.66" calcext:value-type="float">
            <text:p>293,66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79.71" calcext:value-type="float">
            <text:p>79,71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148.34" calcext:value-type="float">
            <text:p>-148,34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331.64" calcext:value-type="float">
            <text:p>-331,64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352.47" calcext:value-type="float">
            <text:p>352,47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47.11" calcext:value-type="float">
            <text:p>-47,11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334.08" calcext:value-type="float">
            <text:p>334,08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360.73" calcext:value-type="float">
            <text:p>360,73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338.84" calcext:value-type="float">
            <text:p>338,84</text:p>
          </table:table-cell>
          <table:table-cell table:number-columns-repeated="2"/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146.4" calcext:value-type="float">
            <text:p>146,40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169.67" calcext:value-type="float">
            <text:p>-169,67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90.72" calcext:value-type="float">
            <text:p>90,72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150.38" calcext:value-type="float">
            <text:p>150,38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71.68" calcext:value-type="float">
            <text:p>-71,68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146.97" calcext:value-type="float">
            <text:p>-146,97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272.76" calcext:value-type="float">
            <text:p>272,76</text:p>
          </table:table-cell>
          <table:table-cell table:number-columns-repeated="2"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326.68" calcext:value-type="float">
            <text:p>-326,68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114.87" calcext:value-type="float">
            <text:p>-114,87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409.59" calcext:value-type="float">
            <text:p>409,59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192.65" calcext:value-type="float">
            <text:p>192,65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175.13" calcext:value-type="float">
            <text:p>-175,13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482.08" calcext:value-type="float">
            <text:p>482,08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31.13" calcext:value-type="float">
            <text:p>431,13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361.94" calcext:value-type="float">
            <text:p>-361,94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22.5" calcext:value-type="float">
            <text:p>22,50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356.88" calcext:value-type="float">
            <text:p>-356,88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7.41" calcext:value-type="float">
            <text:p>47,41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186.47" calcext:value-type="float">
            <text:p>186,47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212.88" calcext:value-type="float">
            <text:p>-212,88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417.75" calcext:value-type="float">
            <text:p>417,75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351.71" calcext:value-type="float">
            <text:p>-351,71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419.21" calcext:value-type="float">
            <text:p>-419,21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-2.54000000000002" calcext:value-type="float">
            <text:p>-2,54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0.0500000000000114" calcext:value-type="float">
            <text:p>-0,05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250.85" calcext:value-type="float">
            <text:p>-250,85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150.08" calcext:value-type="float">
            <text:p>-150,08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452.83" calcext:value-type="float">
            <text:p>452,83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416.77" calcext:value-type="float">
            <text:p>-416,77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289.34" calcext:value-type="float">
            <text:p>-289,34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291.67" calcext:value-type="float">
            <text:p>291,67</text:p>
          </table:table-cell>
          <table:table-cell table:number-columns-repeated="2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229.63" calcext:value-type="float">
            <text:p>229,63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0.98" calcext:value-type="float">
            <text:p>40,98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117.61" calcext:value-type="float">
            <text:p>-117,61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119.99" calcext:value-type="float">
            <text:p>-119,99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469.3" calcext:value-type="float">
            <text:p>469,30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235.42" calcext:value-type="float">
            <text:p>235,42</text:p>
          </table:table-cell>
          <table:table-cell table:number-columns-repeated="2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347.23" calcext:value-type="float">
            <text:p>-347,23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357.38" calcext:value-type="float">
            <text:p>-357,38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379.44" calcext:value-type="float">
            <text:p>-379,44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437.64" calcext:value-type="float">
            <text:p>-437,64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335.27" calcext:value-type="float">
            <text:p>335,27</text:p>
          </table:table-cell>
          <table:table-cell table:number-columns-repeated="2"/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54.57" calcext:value-type="float">
            <text:p>-54,57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455.56" calcext:value-type="float">
            <text:p>-455,56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266.41" calcext:value-type="float">
            <text:p>266,41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83.49" calcext:value-type="float">
            <text:p>83,49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66.9400000000001" calcext:value-type="float">
            <text:p>66,94</text:p>
          </table:table-cell>
          <table:table-cell table:number-columns-repeated="2"/>
        </table:table-row>
        <table:table-row table:style-name="ro1">
          <table:table-cell office:value-type="date" office:date-value="2015-12-21" calcext:value-type="date">
            <text:p>2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409.53" calcext:value-type="float">
            <text:p>409,53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369.1" calcext:value-type="float">
            <text:p>-369,10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246.59" calcext:value-type="float">
            <text:p>-246,59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303.35" calcext:value-type="float">
            <text:p>-303,35</text:p>
          </table:table-cell>
          <table:table-cell table:number-columns-repeated="2"/>
        </table:table-row>
        <table:table-row table:style-name="ro1"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451.36" calcext:value-type="float">
            <text:p>-451,36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98.3" calcext:value-type="float">
            <text:p>-98,30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222.56" calcext:value-type="float">
            <text:p>-222,56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46.1" calcext:value-type="float">
            <text:p>46,10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401.64" calcext:value-type="float">
            <text:p>401,64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396.02" calcext:value-type="float">
            <text:p>396,02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354.48" calcext:value-type="float">
            <text:p>354,48</text:p>
          </table:table-cell>
          <table:table-cell table:number-columns-repeated="2"/>
        </table:table-row>
        <table:table-row table:style-name="ro1"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109.81" calcext:value-type="float">
            <text:p>109,81</text:p>
          </table:table-cell>
          <table:table-cell table:number-columns-repeated="2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393.32" calcext:value-type="float">
            <text:p>-393,32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146.15" calcext:value-type="float">
            <text:p>146,15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160.56" calcext:value-type="float">
            <text:p>-160,56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147.66" calcext:value-type="float">
            <text:p>147,66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471.46" calcext:value-type="float">
            <text:p>-471,46</text:p>
          </table:table-cell>
          <table:table-cell table:number-columns-repeated="2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219.45" calcext:value-type="float">
            <text:p>219,45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116.96" calcext:value-type="float">
            <text:p>116,96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263.96" calcext:value-type="float">
            <text:p>263,96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372.22" calcext:value-type="float">
            <text:p>372,22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259.58" calcext:value-type="float">
            <text:p>259,58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384.52" calcext:value-type="float">
            <text:p>384,52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434.58" calcext:value-type="float">
            <text:p>434,58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94.85" calcext:value-type="float">
            <text:p>94,85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170.06" calcext:value-type="float">
            <text:p>-170,06</text:p>
          </table:table-cell>
          <table:table-cell table:number-columns-repeated="2"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479.01" calcext:value-type="float">
            <text:p>479,01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-138.74" calcext:value-type="float">
            <text:p>-138,74</text:p>
          </table:table-cell>
          <table:table-cell table:number-columns-repeated="2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413.43" calcext:value-type="float">
            <text:p>413,43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45.95" calcext:value-type="float">
            <text:p>45,95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229.21" calcext:value-type="float">
            <text:p>-229,21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455.67" calcext:value-type="float">
            <text:p>-455,67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299.36" calcext:value-type="float">
            <text:p>299,36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32.56" calcext:value-type="float">
            <text:p>-32,56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407.03" calcext:value-type="float">
            <text:p>-407,03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98.94" calcext:value-type="float">
            <text:p>-298,94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244.88" calcext:value-type="float">
            <text:p>244,88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139.07" calcext:value-type="float">
            <text:p>139,07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397.3" calcext:value-type="float">
            <text:p>-397,30</text:p>
          </table:table-cell>
          <table:table-cell table:number-columns-repeated="2"/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228.54" calcext:value-type="float">
            <text:p>-228,54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35.09" calcext:value-type="float">
            <text:p>35,09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457.18" calcext:value-type="float">
            <text:p>457,18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381.27" calcext:value-type="float">
            <text:p>381,27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141.77" calcext:value-type="float">
            <text:p>141,77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103.33" calcext:value-type="float">
            <text:p>103,33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279.29" calcext:value-type="float">
            <text:p>-279,29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10.57" calcext:value-type="float">
            <text:p>-210,57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131.87" calcext:value-type="float">
            <text:p>131,87</text:p>
          </table:table-cell>
          <table:table-cell table:number-columns-repeated="2"/>
        </table:table-row>
        <table:table-row table:style-name="ro1"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440.16" calcext:value-type="float">
            <text:p>440,16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406.4" calcext:value-type="float">
            <text:p>406,40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104.17" calcext:value-type="float">
            <text:p>-104,17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312.38" calcext:value-type="float">
            <text:p>312,38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165.98" calcext:value-type="float">
            <text:p>165,98</text:p>
          </table:table-cell>
          <table:table-cell table:number-columns-repeated="2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219.66" calcext:value-type="float">
            <text:p>-219,66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246.96" calcext:value-type="float">
            <text:p>246,96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39.17" calcext:value-type="float">
            <text:p>-239,17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110.29" calcext:value-type="float">
            <text:p>110,29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225.97" calcext:value-type="float">
            <text:p>225,97</text:p>
          </table:table-cell>
          <table:table-cell table:number-columns-repeated="2"/>
        </table:table-row>
        <table:table-row table:style-name="ro1">
          <table:table-cell office:value-type="date" office:date-value="2016-01-29" calcext:value-type="date">
            <text:p>2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122.09" calcext:value-type="float">
            <text:p>122,09</text:p>
          </table:table-cell>
          <table:table-cell table:number-columns-repeated="2"/>
        </table:table-row>
        <table:table-row table:style-name="ro1"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23.72" calcext:value-type="float">
            <text:p>23,72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228.08" calcext:value-type="float">
            <text:p>-228,08</text:p>
          </table:table-cell>
          <table:table-cell table:number-columns-repeated="2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392.88" calcext:value-type="float">
            <text:p>392,88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68.05" calcext:value-type="float">
            <text:p>68,05</text:p>
          </table:table-cell>
          <table:table-cell table:number-columns-repeated="2"/>
        </table:table-row>
        <table:table-row table:style-name="ro1"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428.71" calcext:value-type="float">
            <text:p>-428,71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139.69" calcext:value-type="float">
            <text:p>-139,69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161.02" calcext:value-type="float">
            <text:p>161,02</text:p>
          </table:table-cell>
          <table:table-cell table:number-columns-repeated="2"/>
        </table:table-row>
        <table:table-row table:style-name="ro1"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227.65" calcext:value-type="float">
            <text:p>-227,65</text:p>
          </table:table-cell>
          <table:table-cell table:number-columns-repeated="2"/>
        </table:table-row>
        <table:table-row table:style-name="ro1"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394.81" calcext:value-type="float">
            <text:p>-394,81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199.91" calcext:value-type="float">
            <text:p>-199,91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124.95" calcext:value-type="float">
            <text:p>-124,95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123.35" calcext:value-type="float">
            <text:p>-123,35</text:p>
          </table:table-cell>
          <table:table-cell table:number-columns-repeated="2"/>
        </table:table-row>
        <table:table-row table:style-name="ro1">
          <table:table-cell office:value-type="date" office:date-value="2015-12-02" calcext:value-type="date">
            <text:p>02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335.18" calcext:value-type="float">
            <text:p>335,18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167.77" calcext:value-type="float">
            <text:p>-167,77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42.08" calcext:value-type="float">
            <text:p>-242,08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23.05" calcext:value-type="float">
            <text:p>-23,05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435.56" calcext:value-type="float">
            <text:p>435,56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21.37" calcext:value-type="float">
            <text:p>-21,37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266.39" calcext:value-type="float">
            <text:p>266,39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67.43" calcext:value-type="float">
            <text:p>67,43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81.21" calcext:value-type="float">
            <text:p>-81,21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172.78" calcext:value-type="float">
            <text:p>172,78</text:p>
          </table:table-cell>
          <table:table-cell table:number-columns-repeated="2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463.26" calcext:value-type="float">
            <text:p>463,26</text:p>
          </table:table-cell>
          <table:table-cell table:number-columns-repeated="2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Fred</text:p>
          </table:table-cell>
          <table:table-cell office:value-type="float" office:value="-268.83" calcext:value-type="float">
            <text:p>-268,83</text:p>
          </table:table-cell>
          <table:table-cell table:number-columns-repeated="2"/>
        </table:table-row>
        <table:table-row table:style-name="ro1"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-161.24" calcext:value-type="float">
            <text:p>-161,24</text:p>
          </table:table-cell>
          <table:table-cell table:number-columns-repeated="2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-256.4" calcext:value-type="float">
            <text:p>-256,40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78.13" calcext:value-type="float">
            <text:p>478,13</text:p>
          </table:table-cell>
          <table:table-cell table:number-columns-repeated="2"/>
        </table:table-row>
        <table:table-row table:style-name="ro1"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99.59" calcext:value-type="float">
            <text:p>99,59</text:p>
          </table:table-cell>
          <table:table-cell table:number-columns-repeated="2"/>
        </table:table-row>
        <table:table-row table:style-name="ro1"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353.89" calcext:value-type="float">
            <text:p>353,89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204.1" calcext:value-type="float">
            <text:p>204,10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-278.32" calcext:value-type="float">
            <text:p>-278,32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-122.39" calcext:value-type="float">
            <text:p>-122,39</text:p>
          </table:table-cell>
          <table:table-cell table:number-columns-repeated="2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476.02" calcext:value-type="float">
            <text:p>476,02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-385.45" calcext:value-type="float">
            <text:p>-385,45</text:p>
          </table:table-cell>
          <table:table-cell table:number-columns-repeated="2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445.66" calcext:value-type="float">
            <text:p>445,66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452.69" calcext:value-type="float">
            <text:p>-452,69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25.13" calcext:value-type="float">
            <text:p>-25,13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106.68" calcext:value-type="float">
            <text:p>106,68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180.34" calcext:value-type="float">
            <text:p>-180,34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80.06" calcext:value-type="float">
            <text:p>80,06</text:p>
          </table:table-cell>
          <table:table-cell table:number-columns-repeated="2"/>
        </table:table-row>
        <table:table-row table:style-name="ro1">
          <table:table-cell office:value-type="date" office:date-value="2015-12-08" calcext:value-type="date">
            <text:p>08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406.77" calcext:value-type="float">
            <text:p>406,77</text:p>
          </table:table-cell>
          <table:table-cell table:number-columns-repeated="2"/>
        </table:table-row>
        <table:table-row table:style-name="ro1">
          <table:table-cell office:value-type="date" office:date-value="2016-01-23" calcext:value-type="date">
            <text:p>23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194.71" calcext:value-type="float">
            <text:p>194,71</text:p>
          </table:table-cell>
          <table:table-cell table:number-columns-repeated="2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456.71" calcext:value-type="float">
            <text:p>456,71</text:p>
          </table:table-cell>
          <table:table-cell table:number-columns-repeated="2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241.96" calcext:value-type="float">
            <text:p>241,96</text:p>
          </table:table-cell>
          <table:table-cell table:number-columns-repeated="2"/>
        </table:table-row>
        <table:table-row table:style-name="ro1">
          <table:table-cell office:value-type="date" office:date-value="2015-12-12" calcext:value-type="date">
            <text:p>12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Fred</text:p>
          </table:table-cell>
          <table:table-cell office:value-type="float" office:value="-473.06" calcext:value-type="float">
            <text:p>-473,06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285.37" calcext:value-type="float">
            <text:p>-285,37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281.09" calcext:value-type="float">
            <text:p>-281,09</text:p>
          </table:table-cell>
          <table:table-cell table:number-columns-repeated="2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462.5" calcext:value-type="float">
            <text:p>462,50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193.26" calcext:value-type="float">
            <text:p>193,26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485.3" calcext:value-type="float">
            <text:p>485,30</text:p>
          </table:table-cell>
          <table:table-cell table:number-columns-repeated="2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29.9299999999999" calcext:value-type="float">
            <text:p>29,93</text:p>
          </table:table-cell>
          <table:table-cell table:number-columns-repeated="2"/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387.95" calcext:value-type="float">
            <text:p>-387,95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158.08" calcext:value-type="float">
            <text:p>158,08</text:p>
          </table:table-cell>
          <table:table-cell table:number-columns-repeated="2"/>
        </table:table-row>
        <table:table-row table:style-name="ro1"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-6.81" calcext:value-type="float">
            <text:p>-6,81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156.78" calcext:value-type="float">
            <text:p>-156,78</text:p>
          </table:table-cell>
          <table:table-cell table:number-columns-repeated="2"/>
        </table:table-row>
        <table:table-row table:style-name="ro1"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496.84" calcext:value-type="float">
            <text:p>496,84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236.79" calcext:value-type="float">
            <text:p>236,79</text:p>
          </table:table-cell>
          <table:table-cell table:number-columns-repeated="2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178.65" calcext:value-type="float">
            <text:p>-178,65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96.43" calcext:value-type="float">
            <text:p>96,43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90.67" calcext:value-type="float">
            <text:p>90,67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474.55" calcext:value-type="float">
            <text:p>-474,55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318.11" calcext:value-type="float">
            <text:p>318,11</text:p>
          </table:table-cell>
          <table:table-cell table:number-columns-repeated="2"/>
        </table:table-row>
        <table:table-row table:style-name="ro1">
          <table:table-cell office:value-type="date" office:date-value="2015-12-13" calcext:value-type="date">
            <text:p>13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468.28" calcext:value-type="float">
            <text:p>468,28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498.53" calcext:value-type="float">
            <text:p>-498,53</text:p>
          </table:table-cell>
          <table:table-cell table:number-columns-repeated="2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432.66" calcext:value-type="float">
            <text:p>432,66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ob</text:p>
          </table:table-cell>
          <table:table-cell office:value-type="float" office:value="413.94" calcext:value-type="float">
            <text:p>413,94</text:p>
          </table:table-cell>
          <table:table-cell table:number-columns-repeated="2"/>
        </table:table-row>
        <table:table-row table:style-name="ro1"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451.23" calcext:value-type="float">
            <text:p>-451,23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92.47" calcext:value-type="float">
            <text:p>-92,47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ill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-131.57" calcext:value-type="float">
            <text:p>-131,57</text:p>
          </table:table-cell>
          <table:table-cell table:number-columns-repeated="2"/>
        </table:table-row>
        <table:table-row table:style-name="ro1">
          <table:table-cell office:value-type="date" office:date-value="2015-12-31" calcext:value-type="date">
            <text:p>31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487.59" calcext:value-type="float">
            <text:p>487,59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arry</text:p>
          </table:table-cell>
          <table:table-cell office:value-type="float" office:value="-72.62" calcext:value-type="float">
            <text:p>-72,62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Harry</text:p>
          </table:table-cell>
          <table:table-cell office:value-type="float" office:value="-436.86" calcext:value-type="float">
            <text:p>-436,86</text:p>
          </table:table-cell>
          <table:table-cell table:number-columns-repeated="2"/>
        </table:table-row>
        <table:table-row table:style-name="ro1"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444.3" calcext:value-type="float">
            <text:p>444,30</text:p>
          </table:table-cell>
          <table:table-cell table:number-columns-repeated="2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-330.66" calcext:value-type="float">
            <text:p>-330,66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409.92" calcext:value-type="float">
            <text:p>-409,92</text:p>
          </table:table-cell>
          <table:table-cell table:number-columns-repeated="2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Ian</text:p>
          </table:table-cell>
          <table:table-cell office:value-type="float" office:value="-341.07" calcext:value-type="float">
            <text:p>-341,07</text:p>
          </table:table-cell>
          <table:table-cell table:number-columns-repeated="2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111.75" calcext:value-type="float">
            <text:p>-111,75</text:p>
          </table:table-cell>
          <table:table-cell table:number-columns-repeated="2"/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Ian</text:p>
          </table:table-cell>
          <table:table-cell office:value-type="float" office:value="-447.42" calcext:value-type="float">
            <text:p>-447,42</text:p>
          </table:table-cell>
          <table:table-cell table:number-columns-repeated="2"/>
        </table:table-row>
        <table:table-row table:style-name="ro1"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Gary</text:p>
          </table:table-cell>
          <table:table-cell office:value-type="float" office:value="352.2" calcext:value-type="float">
            <text:p>352,20</text:p>
          </table:table-cell>
          <table:table-cell table:number-columns-repeated="2"/>
        </table:table-row>
        <table:table-row table:style-name="ro1"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126.45" calcext:value-type="float">
            <text:p>-126,45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82.51" calcext:value-type="float">
            <text:p>82,51</text:p>
          </table:table-cell>
          <table:table-cell table:number-columns-repeated="2"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Gary</text:p>
          </table:table-cell>
          <table:table-cell office:value-type="float" office:value="464.25" calcext:value-type="float">
            <text:p>464,25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-468.38" calcext:value-type="float">
            <text:p>-468,38</text:p>
          </table:table-cell>
          <table:table-cell table:number-columns-repeated="2"/>
        </table:table-row>
        <table:table-row table:style-name="ro1">
          <table:table-cell office:value-type="date" office:date-value="2016-01-09" calcext:value-type="date">
            <text:p>09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arry</text:p>
          </table:table-cell>
          <table:table-cell office:value-type="float" office:value="-424.3" calcext:value-type="float">
            <text:p>-424,30</text:p>
          </table:table-cell>
          <table:table-cell table:number-columns-repeated="2"/>
        </table:table-row>
        <table:table-row table:style-name="ro1"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192.53" calcext:value-type="float">
            <text:p>-192,53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471.54" calcext:value-type="float">
            <text:p>-471,54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312.49" calcext:value-type="float">
            <text:p>312,49</text:p>
          </table:table-cell>
          <table:table-cell table:number-columns-repeated="2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128.82" calcext:value-type="float">
            <text:p>128,82</text:p>
          </table:table-cell>
          <table:table-cell table:number-columns-repeated="2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124.89" calcext:value-type="float">
            <text:p>124,89</text:p>
          </table:table-cell>
          <table:table-cell table:number-columns-repeated="2"/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-96.84" calcext:value-type="float">
            <text:p>-96,84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154.27" calcext:value-type="float">
            <text:p>154,27</text:p>
          </table:table-cell>
          <table:table-cell table:number-columns-repeated="2"/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-57" calcext:value-type="float">
            <text:p>-57,00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128.56" calcext:value-type="float">
            <text:p>-128,56</text:p>
          </table:table-cell>
          <table:table-cell table:number-columns-repeated="2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155.74" calcext:value-type="float">
            <text:p>155,74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-124.34" calcext:value-type="float">
            <text:p>-124,34</text:p>
          </table:table-cell>
          <table:table-cell table:number-columns-repeated="2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-214.63" calcext:value-type="float">
            <text:p>-214,63</text:p>
          </table:table-cell>
          <table:table-cell table:number-columns-repeated="2"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Fred</text:p>
          </table:table-cell>
          <table:table-cell office:value-type="float" office:value="204.51" calcext:value-type="float">
            <text:p>204,51</text:p>
          </table:table-cell>
          <table:table-cell table:number-columns-repeated="2"/>
        </table:table-row>
        <table:table-row table:style-name="ro1">
          <table:table-cell office:value-type="date" office:date-value="2015-12-04" calcext:value-type="date">
            <text:p>04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283.18" calcext:value-type="float">
            <text:p>283,18</text:p>
          </table:table-cell>
          <table:table-cell table:number-columns-repeated="2"/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305.99" calcext:value-type="float">
            <text:p>305,99</text:p>
          </table:table-cell>
          <table:table-cell table:number-columns-repeated="2"/>
        </table:table-row>
        <table:table-row table:style-name="ro1"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-427.06" calcext:value-type="float">
            <text:p>-427,06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70.77" calcext:value-type="float">
            <text:p>270,77</text:p>
          </table:table-cell>
          <table:table-cell table:number-columns-repeated="2"/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266.63" calcext:value-type="float">
            <text:p>-266,63</text:p>
          </table:table-cell>
          <table:table-cell table:number-columns-repeated="2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363.92" calcext:value-type="float">
            <text:p>-363,92</text:p>
          </table:table-cell>
          <table:table-cell table:number-columns-repeated="2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215.07" calcext:value-type="float">
            <text:p>215,07</text:p>
          </table:table-cell>
          <table:table-cell table:number-columns-repeated="2"/>
        </table:table-row>
        <table:table-row table:style-name="ro1"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-97.29" calcext:value-type="float">
            <text:p>-97,29</text:p>
          </table:table-cell>
          <table:table-cell table:number-columns-repeated="2"/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-273.84" calcext:value-type="float">
            <text:p>-273,84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arry</text:p>
          </table:table-cell>
          <table:table-cell office:value-type="float" office:value="374" calcext:value-type="float">
            <text:p>374,00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ill</text:p>
          </table:table-cell>
          <table:table-cell office:value-type="float" office:value="290.96" calcext:value-type="float">
            <text:p>290,96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arry</text:p>
          </table:table-cell>
          <table:table-cell office:value-type="float" office:value="-221.26" calcext:value-type="float">
            <text:p>-221,26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226.19" calcext:value-type="float">
            <text:p>226,19</text:p>
          </table:table-cell>
          <table:table-cell table:number-columns-repeated="2"/>
        </table:table-row>
        <table:table-row table:style-name="ro1"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Ian</text:p>
          </table:table-cell>
          <table:table-cell office:value-type="float" office:value="-335.5" calcext:value-type="float">
            <text:p>-335,50</text:p>
          </table:table-cell>
          <table:table-cell table:number-columns-repeated="2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Bob</text:p>
          </table:table-cell>
          <table:table-cell office:value-type="float" office:value="361.25" calcext:value-type="float">
            <text:p>361,25</text:p>
          </table:table-cell>
          <table:table-cell table:number-columns-repeated="2"/>
        </table:table-row>
        <table:table-row table:style-name="ro1"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ob</text:p>
          </table:table-cell>
          <table:table-cell office:value-type="float" office:value="190.44" calcext:value-type="float">
            <text:p>190,44</text:p>
          </table:table-cell>
          <table:table-cell table:number-columns-repeated="2"/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Fred</text:p>
          </table:table-cell>
          <table:table-cell office:value-type="float" office:value="-303.87" calcext:value-type="float">
            <text:p>-303,87</text:p>
          </table:table-cell>
          <table:table-cell table:number-columns-repeated="2"/>
        </table:table-row>
        <table:table-row table:style-name="ro1"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Fred</text:p>
          </table:table-cell>
          <table:table-cell office:value-type="float" office:value="436.95" calcext:value-type="float">
            <text:p>436,95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497.92" calcext:value-type="float">
            <text:p>497,92</text:p>
          </table:table-cell>
          <table:table-cell table:number-columns-repeated="2"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Ian</text:p>
          </table:table-cell>
          <table:table-cell office:value-type="float" office:value="-275.41" calcext:value-type="float">
            <text:p>-275,41</text:p>
          </table:table-cell>
          <table:table-cell table:number-columns-repeated="2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Harry</text:p>
          </table:table-cell>
          <table:table-cell office:value-type="float" office:value="249.44" calcext:value-type="float">
            <text:p>249,44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ill</text:p>
          </table:table-cell>
          <table:table-cell office:value-type="float" office:value="126.74" calcext:value-type="float">
            <text:p>126,74</text:p>
          </table:table-cell>
          <table:table-cell table:number-columns-repeated="2"/>
        </table:table-row>
        <table:table-row table:style-name="ro1"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349.48" calcext:value-type="float">
            <text:p>349,48</text:p>
          </table:table-cell>
          <table:table-cell table:number-columns-repeated="2"/>
        </table:table-row>
        <table:table-row table:style-name="ro1"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347.4" calcext:value-type="float">
            <text:p>-347,4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-218.99" calcext:value-type="float">
            <text:p>-218,99</text:p>
          </table:table-cell>
          <table:table-cell table:number-columns-repeated="2"/>
        </table:table-row>
        <table:table-row table:style-name="ro1">
          <table:table-cell office:value-type="date" office:date-value="2016-01-28" calcext:value-type="date">
            <text:p>28/01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-207.52" calcext:value-type="float">
            <text:p>-207,52</text:p>
          </table:table-cell>
          <table:table-cell table:number-columns-repeated="2"/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Bob</text:p>
          </table:table-cell>
          <table:table-cell office:value-type="float" office:value="24.03" calcext:value-type="float">
            <text:p>24,03</text:p>
          </table:table-cell>
          <table:table-cell table:number-columns-repeated="2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Bill</text:p>
          </table:table-cell>
          <table:table-cell office:value-type="float" office:value="436.75" calcext:value-type="float">
            <text:p>436,75</text:p>
          </table:table-cell>
          <table:table-cell table:number-columns-repeated="2"/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168.14" calcext:value-type="float">
            <text:p>168,14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Gary</text:p>
          </table:table-cell>
          <table:table-cell office:value-type="float" office:value="309.41" calcext:value-type="float">
            <text:p>309,41</text:p>
          </table:table-cell>
          <table:table-cell table:number-columns-repeated="2"/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141.26" calcext:value-type="float">
            <text:p>141,26</text:p>
          </table:table-cell>
          <table:table-cell table:number-columns-repeated="2"/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ob</text:p>
          </table:table-cell>
          <table:table-cell office:value-type="float" office:value="-48.68" calcext:value-type="float">
            <text:p>-48,68</text:p>
          </table:table-cell>
          <table:table-cell table:number-columns-repeated="2"/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Bill</text:p>
          </table:table-cell>
          <table:table-cell office:value-type="float" office:value="115.39" calcext:value-type="float">
            <text:p>115,39</text:p>
          </table:table-cell>
          <table:table-cell table:number-columns-repeated="2"/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Harry</text:p>
          </table:table-cell>
          <table:table-cell office:value-type="float" office:value="214.2" calcext:value-type="float">
            <text:p>214,20</text:p>
          </table:table-cell>
          <table:table-cell table:number-columns-repeated="2"/>
        </table:table-row>
        <table:table-row table:style-name="ro1">
          <table:table-cell office:value-type="date" office:date-value="2016-01-19" calcext:value-type="date">
            <text:p>19/01/16</text:p>
          </table:table-cell>
          <table:table-cell office:value-type="string" calcext:value-type="string">
            <text:p>Category 5</text:p>
          </table:table-cell>
          <table:table-cell office:value-type="string" calcext:value-type="string">
            <text:p>Gary</text:p>
          </table:table-cell>
          <table:table-cell office:value-type="float" office:value="-277.91" calcext:value-type="float">
            <text:p>-277,91</text:p>
          </table:table-cell>
          <table:table-cell table:number-columns-repeated="2"/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Harry</text:p>
          </table:table-cell>
          <table:table-cell office:value-type="float" office:value="348.76" calcext:value-type="float">
            <text:p>348,76</text:p>
          </table:table-cell>
          <table:table-cell table:number-columns-repeated="2"/>
        </table:table-row>
        <table:table-row table:style-name="ro1">
          <table:table-cell office:value-type="date" office:date-value="2015-12-22" calcext:value-type="date">
            <text:p>22/12/15</text:p>
          </table:table-cell>
          <table:table-cell office:value-type="string" calcext:value-type="string">
            <text:p>Category 4</text:p>
          </table:table-cell>
          <table:table-cell office:value-type="string" calcext:value-type="string">
            <text:p>Gary</text:p>
          </table:table-cell>
          <table:table-cell office:value-type="float" office:value="350.28" calcext:value-type="float">
            <text:p>350,28</text:p>
          </table:table-cell>
          <table:table-cell table:number-columns-repeated="2"/>
        </table:table-row>
        <table:table-row table:style-name="ro1"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Category 3</text:p>
          </table:table-cell>
          <table:table-cell office:value-type="string" calcext:value-type="string">
            <text:p>Ian</text:p>
          </table:table-cell>
          <table:table-cell office:value-type="float" office:value="437.16" calcext:value-type="float">
            <text:p>437,16</text:p>
          </table:table-cell>
          <table:table-cell table:number-columns-repeated="2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Barry</text:p>
          </table:table-cell>
          <table:table-cell office:value-type="float" office:value="-248.53" calcext:value-type="float">
            <text:p>-248,53</text:p>
          </table:table-cell>
          <table:table-cell table:number-columns-repeated="2"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Harry</text:p>
          </table:table-cell>
          <table:table-cell office:value-type="float" office:value="-423.56" calcext:value-type="float">
            <text:p>-423,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n" number:country="U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7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3">
      <style:text-properties fo:color="#00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5">
      <style:text-properties fo:color="#00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7">
      <style:text-properties fo:color="#00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9">
      <style:text-properties fo:color="#00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  <number:text> DM</number:text>
    </number:number-style>
    <number:number-style style:name="N13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</number:text>
    </number:number-style>
    <number:number-style style:name="N13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currency-style style:name="N137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37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0"/>
      <number:text> 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42">
      <style:text-properties fo:color="#00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ms" number:country="MY">RM</number:currency-symbol>
      <number:number number:decimal-places="2" number:min-decimal-places="0" number:decimal-replacement="--" number:min-integer-digits="1" number:grouping="true"/>
    </number:currency-style>
    <number:currency-style style:name="N144">
      <style:text-properties fo:color="#ff0000"/>
      <number:text>-</number:text>
      <number:currency-symbol number:language="ms" number:country="MY">RM</number:currency-symbol>
      <number:number number:decimal-places="2" number:min-decimal-places="0" number:decimal-replacement="--" number:min-integer-digits="1" number:grouping="true"/>
      <style:map style:condition="value()&gt;=0" style:apply-style-name="N144P0"/>
    </number:currency-style>
    <number:number-style style:name="N145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46">
      <number:year/>
      <number:text>-</number:text>
      <number:month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0P0"/>
    </number:currency-style>
    <number:number-style style:name="N151P0" style:volatile="true">
      <number:number number:decimal-places="2" number:min-decimal-places="2" number:min-integer-digits="1" number:grouping="true"/>
      <number:text> DM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">
      <number:number number:decimal-places="2" number:min-decimal-places="2" number:min-integer-digits="1" number:grouping="true"/>
      <number:text> €</number:text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number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currency-style style:name="N162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62"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62P0"/>
    </number:currency-style>
    <number:currency-style style:name="N164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164"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currency-style style:name="N167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167"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167P0"/>
    </number:currency-style>
    <number:currency-style style:name="N16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AU">$</number:currency-symbol>
      <number:number number:decimal-places="2" number:min-decimal-places="0" number:decimal-replacement="--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AU">$</number:currency-symbol>
      <number:number number:decimal-places="2" number:min-decimal-places="0" number:decimal-replacement="--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72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74P0"/>
    </number:currency-style>
    <number:time-style style:name="N175">
      <number:minutes number:style="long"/>
      <number:text>:</number:text>
      <number:seconds number:style="long"/>
    </number:time-style>
    <number:number-style style:name="N177P0" style:volatile="true">
      <number:number number:decimal-places="0" number:min-decimal-places="0" number:min-integer-digits="1" number:grouping="true"/>
      <number:text> DM</number:text>
    </number:number-style>
    <number:number-style style:name="N177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77">
      <number:text>- DM</number:text>
      <style:map style:condition="value()&gt;0" style:apply-style-name="N177P0"/>
      <style:map style:condition="value()&lt;0" style:apply-style-name="N177P1"/>
    </number:number-style>
    <number:currency-style style:name="N17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8">
      <style:text-properties fo:color="#00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78P0"/>
    </number:currency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currency-style style:name="N180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80P0"/>
    </number:currency-style>
    <number:number-style style:name="N181P0" style:volatile="true">
      <number:number number:decimal-places="2" number:min-decimal-places="2" number:min-integer-digits="1" number:grouping="true"/>
      <number:text> </number:text>
    </number:number-style>
    <number:number-style style:name="N18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3P0"/>
    </number:number-style>
    <number:currency-style style:name="N18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84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84P0"/>
    </number:currency-style>
    <number:number-style style:name="N185">
      <number:number number:decimal-places="0" number:min-decimal-places="0" number:min-integer-digits="6"/>
    </number:number-style>
    <number:number-style style:name="N187P0" style:volatile="true">
      <number:number number:decimal-places="0" number:min-decimal-places="0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7P0"/>
    </number:number-style>
    <number:currency-style style:name="N18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88">
      <style:text-properties fo:color="#00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88P0"/>
    </number:currency-style>
    <number:number-style style:name="N189P0" style:volatile="true">
      <number:number number:decimal-places="2" number:min-decimal-places="2" number:min-integer-digits="1" number:grouping="true"/>
      <number:text> </number:text>
    </number:number-style>
    <number:number-style style:name="N189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  </number:text>
    </number:number-style>
    <number:number-style style:name="N19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0P0"/>
    </number:number-style>
    <number:date-style style:name="N191">
      <number:year/>
      <number:text> </number:text>
      <number:month number:style="long"/>
      <number:text> </number:text>
      <number:day-of-week/>
      <number:text> </number:text>
      <number:day number:style="long"/>
    </number:date-style>
    <number:number-style style:name="N192P0" style:volatile="true">
      <number:number number:decimal-places="0" number:min-decimal-places="0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2P0"/>
    </number:number-style>
    <number:number-style style:name="N193P0" style:volatile="true">
      <number:number number:decimal-places="2" number:min-decimal-places="2" number:min-integer-digits="1" number:grouping="true"/>
      <number:text> DM</number:text>
    </number:number-style>
    <number:number-style style:name="N193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3P0"/>
    </number:number-style>
    <number:currency-style style:name="N194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94P0"/>
    </number:currency-style>
    <number:currency-style style:name="N195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195">
      <style:text-properties fo:color="#ff0000"/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195P0"/>
    </number:currency-style>
    <number:number-style style:name="N196P0" style:volatile="true">
      <number:number number:decimal-places="0" number:min-decimal-places="0" number:min-integer-digits="1" number:grouping="true"/>
      <number:text> €</number:text>
    </number:number-style>
    <number:number-style style:name="N19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0" number:min-decimal-places="0" number:min-integer-digits="1" number:grouping="true"/>
      <number:text> DM</number:text>
    </number:number-style>
    <number:number-style style:name="N197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7P0"/>
    </number:number-style>
    <number:currency-style style:name="N198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98P0"/>
    </number:currency-style>
    <number:currency-style style:name="N199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199">
      <style:text-properties fo:color="#ff0000"/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199P0"/>
    </number:currency-style>
    <number:number-style style:name="N203P0" style:volatile="true">
      <number:number number:decimal-places="0" number:min-decimal-places="0" number:min-integer-digits="1" number:grouping="true"/>
      <number:text> € </number:text>
    </number:number-style>
    <number:number-style style:name="N20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03P2" style:volatile="true">
      <number:text> -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number:min-decimal-places="0" number:min-integer-digits="1" number:grouping="true"/>
      <number:text>    </number:text>
    </number:number-style>
    <number:number-style style:name="N20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07P2" style:volatile="true">
      <number:text> -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decimal-places="2" number:min-integer-digits="1" number:grouping="true"/>
      <number:text> € </number:text>
    </number:number-style>
    <number:number-style style:name="N2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11P2" style:volatile="true">
      <number:text>-</number:text>
      <number:number number:decimal-places="0" number:min-decimal-places="0" number:min-integer-digits="0"/>
      <number:text>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13">
      <number:text>- 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/>
    </number:number-style>
    <number:number-style style:name="N215P1" style:volatile="true">
      <number:text/>
    </number:number-style>
    <number:number-style style:name="N215P2" style:volatile="true">
      <number:text/>
    </number:number-style>
    <number:text-style style:name="N215">
      <number:text/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6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216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216P0"/>
    </number:currency-style>
    <number:number-style style:name="N217">
      <number:text>Edit Time</number:text>
    </number:number-style>
    <number:currency-style style:name="N2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18P0"/>
    </number:currency-style>
    <number:number-style style:name="N220P0" style:volatile="true">
      <number:number number:decimal-places="2" number:min-decimal-places="2" number:min-integer-digits="1" number:grouping="true"/>
      <number:text> DM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220">
      <number:text>-</number:text>
      <number:number number:decimal-places="0" number:min-decimal-places="0" number:min-integer-digits="0"/>
      <number:text> DM</number:text>
      <style:map style:condition="value()&gt;0" style:apply-style-name="N220P0"/>
      <style:map style:condition="value()&lt;0" style:apply-style-name="N220P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date-style style:name="N10116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0115P0" style:volatile="true" number:language="fr" number:country="B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0115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0115P0"/>
    </number:currency-style>
    <number:date-style style:name="N30119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time-style style:name="N4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3" number:language="ja" number:country="JP">
      <number:day/>
      <number:text>/</number:text>
      <number:month/>
      <number:text>/</number:text>
      <number:year/>
    </number:date-style>
    <number:date-style style:name="N50117" number:language="en" number:country="AU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10:11:29.235248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1-05T14:26:02.124000000</meta:creation-date>
    <meta:generator>LibreOffice/25.8.2.2$Linux_X86_64 LibreOffice_project/580$Build-2</meta:generator>
    <dc:date>2025-11-23T10:16:42.901034587</dc:date>
    <meta:editing-duration>PT12M48S</meta:editing-duration>
    <meta:editing-cycles>4</meta:editing-cycles>
    <meta:document-statistic meta:table-count="1" meta:cell-count="4005" meta:object-count="1"/>
  </office:meta>
</office:document-meta>
</file>